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office:value-type="string">
            <text:p><text:s/>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>
            <draw:frame table:end-cell-address="Sheet1.R21" table:end-x="0.725cm" table:end-y="0.339cm" draw:z-index="0" draw:style-name="gr1" draw:text-style-name="P1" svg:width="16.002cm" svg:height="8.98cm" svg:x="0.53cm" svg:y="0.133cm">
              <draw:object draw:notify-on-update-of-ranges="Sheet1.B3:Sheet1.B3 Sheet1.B3:Sheet1.B3 Sheet1.C4:Sheet1.C12 Sheet1.C3:Sheet1.C3 Sheet1.B4:Sheet1.B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mg/L</text:p>
          </table:table-cell>
          <table:table-cell office:value-type="string">
            <text:p>Rs/R0</text:p>
          </table:table-cell>
          <table:table-cell/>
          <table:table-cell office:value-type="string">
            <text:p>ln(mg/L)</text:p>
          </table:table-cell>
          <table:table-cell office:value-type="string">
            <text:p>ln(Rs/R0)</text:p>
          </table:table-cell>
          <table:table-cell table:number-columns-repeated="5"/>
        </table:table-row>
        <table:table-row table:style-name="ro2">
          <table:table-cell/>
          <table:table-cell office:value-type="float" office:value="0.1">
            <text:p>0,1</text:p>
          </table:table-cell>
          <table:table-cell office:value-type="float" office:value="2.4">
            <text:p>2,4</text:p>
          </table:table-cell>
          <table:table-cell/>
          <table:table-cell table:formula="of:=LN([.B4])" office:value-type="float" office:value="-2.30258509299405">
            <text:p>-2,302585093</text:p>
          </table:table-cell>
          <table:table-cell table:formula="of:=LN([.C4])" office:value-type="float" office:value="0.8754687373539">
            <text:p>0,8754687374</text:p>
          </table:table-cell>
          <table:table-cell table:number-columns-repeated="5"/>
        </table:table-row>
        <table:table-row table:style-name="ro2">
          <table:table-cell/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/>
          <table:table-cell table:formula="of:=LN([.B5])" office:value-type="float" office:value="-0.916290731874155">
            <text:p>-0,9162907319</text:p>
          </table:table-cell>
          <table:table-cell table:formula="of:=LN([.C5])" office:value-type="float" office:value="0">
            <text:p>0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0.7">
            <text:p>0,7</text:p>
          </table:table-cell>
          <table:table-cell/>
          <table:table-cell table:formula="of:=LN([.B6])" office:value-type="float" office:value="-0.356674943938732">
            <text:p>-0,3566749439</text:p>
          </table:table-cell>
          <table:table-cell table:formula="of:=LN([.C6])" office:value-type="float" office:value="-0.356674943938732">
            <text:p>-0,35667494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0.9">
            <text:p>0,9</text:p>
          </table:table-cell>
          <table:table-cell office:value-type="float" office:value="0.6">
            <text:p>0,6</text:p>
          </table:table-cell>
          <table:table-cell/>
          <table:table-cell table:formula="of:=LN([.B7])" office:value-type="float" office:value="-0.105360515657826">
            <text:p>-0,1053605157</text:p>
          </table:table-cell>
          <table:table-cell table:formula="of:=LN([.C7])" office:value-type="float" office:value="-0.510825623765991">
            <text:p>-0,51082562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55">
            <text:p>0,55</text:p>
          </table:table-cell>
          <table:table-cell/>
          <table:table-cell table:formula="of:=LN([.B8])" office:value-type="float" office:value="0">
            <text:p>0</text:p>
          </table:table-cell>
          <table:table-cell table:formula="of:=LN([.C8])" office:value-type="float" office:value="-0.59783700075562">
            <text:p>-0,5978370008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.35">
            <text:p>0,35</text:p>
          </table:table-cell>
          <table:table-cell/>
          <table:table-cell table:formula="of:=LN([.B9])" office:value-type="float" office:value="0.693147180559945">
            <text:p>0,6931471806</text:p>
          </table:table-cell>
          <table:table-cell table:formula="of:=LN([.C9])" office:value-type="float" office:value="-1.04982212449868">
            <text:p>-1,04982212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/>
          <table:table-cell table:formula="of:=LN([.B10])" office:value-type="float" office:value="1.38629436111989">
            <text:p>1,3862943611</text:p>
          </table:table-cell>
          <table:table-cell table:formula="of:=LN([.C10])" office:value-type="float" office:value="-1.6094379124341">
            <text:p>-1,60943791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0.12">
            <text:p>0,12</text:p>
          </table:table-cell>
          <table:table-cell/>
          <table:table-cell table:formula="of:=LN([.B11])" office:value-type="float" office:value="1.94591014905531">
            <text:p>1,9459101491</text:p>
          </table:table-cell>
          <table:table-cell table:formula="of:=LN([.C11])" office:value-type="float" office:value="-2.12026353620009">
            <text:p>-2,12026353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0.11">
            <text:p>0,11</text:p>
          </table:table-cell>
          <table:table-cell/>
          <table:table-cell table:formula="of:=LN([.B12])" office:value-type="float" office:value="2.30258509299405">
            <text:p>2,302585093</text:p>
          </table:table-cell>
          <table:table-cell table:formula="of:=LN([.C12])" office:value-type="float" office:value="-2.20727491318972">
            <text:p>-2,2072749132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>
            <draw:frame table:end-cell-address="Sheet1.H34" table:end-x="1.032cm" table:end-y="0.366cm" draw:z-index="1" draw:style-name="gr1" draw:text-style-name="P1" svg:width="15.974cm" svg:height="8.98cm" svg:x="0.864cm" svg:y="0.418cm">
              <draw:object draw:notify-on-update-of-ranges="Sheet1.E3:Sheet1.E3 Sheet1.F4:Sheet1.F12 Sheet1.F3:Sheet1.F3 Sheet1.E4:Sheet1.E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2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uk" fo:country="U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30">30/06/2019</text:date>, <text:time>11:4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</meta:initial-creator>
    <meta:creation-date>2019-06-30T10:03:29.37</meta:creation-date>
    <dc:date>2019-06-30T11:41:38.77</dc:date>
    <dc:creator>Andrey </dc:creator>
    <meta:editing-duration>PT21M18S</meta:editing-duration>
    <meta:editing-cycles>1</meta:editing-cycles>
    <meta:document-statistic meta:table-count="3" meta:cell-count="41" meta:object-count="2"/>
    <meta:generator>OpenOffice/4.1.6$Win32 OpenOffice.org_project/416m1$Build-97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scatter" chart:style-name="ch1">
        <chart:legend chart:legend-position="end" svg:x="12.436cm" svg:y="3.916cm" style:legend-expansion="high" chart:style-name="ch2"/>
        <chart:plot-area chart:style-name="ch3" table:cell-range-address="Sheet1.B3:Sheet1.C12" chart:data-source-has-labels="both" svg:x="1.358cm" svg:y="0.851cm" svg:width="10.438cm" svg:height="6.943cm">
          <chartooo:coordinate-region svg:x="1.979cm" svg:y="1.064cm" svg:width="9.723cm" svg:height="6.057cm"/>
          <chart:axis chart:dimension="x" chart:name="primary-x" chart:style-name="ch4" chartooo:axis-type="auto">
            <chart:title svg:x="6.057cm" svg:y="7.974cm" chart:style-name="ch5">
              <text:p>Rs/R0</text:p>
            </chart:title>
            <chart:categories table:cell-range-address="Sheet1.B3:Sheet1.B3"/>
          </chart:axis>
          <chart:axis chart:dimension="y" chart:name="primary-y" chart:style-name="ch4">
            <chart:title svg:x="0.451cm" svg:y="4.75cm" chart:style-name="ch6">
              <text:p>mg/L</text:p>
            </chart:title>
            <chart:grid chart:style-name="ch7" chart:class="major"/>
          </chart:axis>
          <chart:series chart:style-name="ch8" chart:values-cell-range-address="Sheet1.B4:Sheet1.B12" chart:label-cell-address="Sheet1.C3:Sheet1.C3" chart:class="chart:scatter">
            <chart:domain table:cell-range-address="Sheet1.C4:Sheet1.C12"/>
            <chart:regression-curve chart:style-name="ch9">
              <chart:equation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s/R0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g/L</text:p>
                <draw:g>
                  <svg:desc>Sheet1.B3:Sheet1.B3</svg:desc>
                </draw:g>
              </table:table-cell>
              <table:table-cell office:value-type="float" office:value="2.4">
                <text:p>2.4</text:p>
                <draw:g>
                  <svg:desc>Sheet1.C4:Sheet1.C12</svg:desc>
                </draw:g>
              </table:table-cell>
              <table:table-cell office:value-type="float" office:value="0.1">
                <text:p>0.1</text:p>
                <draw:g>
                  <svg:desc>Sheet1.B4:Sheet1.B12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5cm" svg:height="8.981cm" xlink:href=".." xlink:type="simple" chart:class="chart:scatter" chart:style-name="ch1">
        <chart:legend chart:legend-position="end" svg:x="11.959cm" svg:y="3.916cm" style:legend-expansion="high" chart:style-name="ch2"/>
        <chart:plot-area chart:style-name="ch3" table:cell-range-address="Sheet1.E3:Sheet1.F12" chart:data-source-has-labels="row" svg:x="1.357cm" svg:y="0.851cm" svg:width="9.964cm" svg:height="6.943cm">
          <chartooo:coordinate-region svg:x="1.648cm" svg:y="1.063cm" svg:width="9.433cm" svg:height="6.519cm"/>
          <chart:axis chart:dimension="x" chart:name="primary-x" chart:style-name="ch4">
            <chart:title svg:x="5.501cm" svg:y="7.974cm" chart:style-name="ch5">
              <text:p>LN(Rs/R0)</text:p>
            </chart:title>
          </chart:axis>
          <chart:axis chart:dimension="y" chart:name="primary-y" chart:style-name="ch4">
            <chart:title svg:x="0.451cm" svg:y="5.067cm" chart:style-name="ch6">
              <text:p>LN(mg/L)</text:p>
            </chart:title>
            <chart:grid chart:style-name="ch7" chart:class="major"/>
          </chart:axis>
          <chart:series chart:style-name="ch8" chart:values-cell-range-address="Sheet1.E4:Sheet1.E12" chart:label-cell-address="Sheet1.F3:Sheet1.F3" chart:class="chart:scatter">
            <chart:domain table:cell-range-address="Sheet1.F4:Sheet1.F12"/>
            <chart:regression-curve chart:style-name="ch9">
              <chart:equation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n(Rs/R0)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54687373539">
                <text:p>0.8754687373539</text:p>
                <draw:g>
                  <svg:desc>Sheet1.F4:Sheet1.F12</svg:desc>
                </draw:g>
              </table:table-cell>
              <table:table-cell office:value-type="float" office:value="-2.30258509299405">
                <text:p>-2.30258509299405</text:p>
                <draw:g>
                  <svg:desc>Sheet1.E4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916290731874155">
                <text:p>-0.916290731874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56674943938732">
                <text:p>-0.356674943938732</text:p>
              </table:table-cell>
              <table:table-cell office:value-type="float" office:value="-0.356674943938732">
                <text:p>-0.356674943938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10825623765991">
                <text:p>-0.510825623765991</text:p>
              </table:table-cell>
              <table:table-cell office:value-type="float" office:value="-0.105360515657826">
                <text:p>-0.105360515657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9783700075562">
                <text:p>-0.59783700075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04982212449868">
                <text:p>-1.04982212449868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6094379124341">
                <text:p>-1.6094379124341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12026353620009">
                <text:p>-2.12026353620009</text:p>
              </table:table-cell>
              <table:table-cell office:value-type="float" office:value="1.94591014905531">
                <text:p>1.94591014905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20727491318972">
                <text:p>-2.20727491318972</text:p>
              </table:table-cell>
              <table:table-cell office:value-type="float" office:value="2.30258509299405">
                <text:p>2.302585092994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